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1074b1" officeooo:paragraph-rsid="001074b1"/>
    </style:style>
    <style:style style:name="P3" style:family="paragraph" style:parent-style-name="Text_20_body">
      <style:paragraph-properties fo:margin-top="0in" fo:margin-bottom="0in" loext:contextual-spacing="false"/>
      <style:text-properties officeooo:paragraph-rsid="001074b1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 style:list-style-name="">
      <style:text-properties officeooo:rsid="00165320" officeooo:paragraph-rsid="001074b1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paragraph-rsid="001074b1"/>
    </style:style>
    <style:style style:name="T1" style:family="text">
      <style:text-properties officeooo:rsid="0016532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22_4167974477" text:style-name="Index_20_Link" text:visited-style-name="Index_20_Link">Executive Summary<text:tab/>2</text:a></text:p>
          <text:p text:style-name="P1"><text:a xlink:type="simple" xlink:href="#__RefHeading___Toc224_4167974477" text:style-name="Index_20_Link" text:visited-style-name="Index_20_Link">Background and Objectives<text:tab/>3</text:a></text:p>
          <text:p text:style-name="P1"><text:a xlink:type="simple" xlink:href="#__RefHeading___Toc226_4167974477" text:style-name="Index_20_Link" text:visited-style-name="Index_20_Link">Methodology<text:tab/>4</text:a></text:p>
          <text:p text:style-name="P1"><text:a xlink:type="simple" xlink:href="#__RefHeading___Toc228_4167974477" text:style-name="Index_20_Link" text:visited-style-name="Index_20_Link">Results<text:tab/>5</text:a></text:p>
          <text:p text:style-name="P1"><text:a xlink:type="simple" xlink:href="#__RefHeading___Toc230_4167974477" text:style-name="Index_20_Link" text:visited-style-name="Index_20_Link">Conclusion and Recommendations<text:tab/>6</text:a></text:p>
          <text:p text:style-name="P1"><text:a xlink:type="simple" xlink:href="#__RefHeading___Toc232_4167974477" text:style-name="Index_20_Link" text:visited-style-name="Index_20_Link">Appendices<text:tab/>7</text:a></text:p>
        </text:index-body>
      </text:table-of-content>
      <text:section text:style-name="Sect2" text:name="Section1">
        <text:h text:style-name="P5" text:outline-level="1"/>
      </text:section>
      <text:h text:style-name="P7" text:outline-level="1"><text:bookmark-start text:name="__RefHeading___Toc222_4167974477"/>Executive Summary<text:bookmark-end text:name="__RefHeading___Toc222_4167974477"/></text:h>
      <text:p text:style-name="P3"><text:bookmark-start text:name="__RefHeading___Toc446_4167974477"/><text:bookmark-end text:name="__RefHeading___Toc446_4167974477"/></text:p>
      <text:h text:style-name="P6" text:outline-level="1"><text:bookmark-start text:name="__RefHeading___Toc224_4167974477"/>Background and Objectives<text:bookmark-end text:name="__RefHeading___Toc224_4167974477"/></text:h>
      <text:p text:style-name="P2"/>
      <text:h text:style-name="P6" text:outline-level="1"><text:bookmark-start text:name="__RefHeading___Toc226_4167974477"/>Methodology<text:bookmark-end text:name="__RefHeading___Toc226_4167974477"/></text:h>
      <text:h text:style-name="P6" text:outline-level="1"><text:bookmark-start text:name="__RefHeading___Toc228_4167974477"/>Results<text:bookmark-end text:name="__RefHeading___Toc228_4167974477"/></text:h>
      <text:p text:style-name="Text_20_body"/>
      <text:h text:style-name="P6" text:outline-level="1"><text:bookmark-start text:name="__RefHeading___Toc230_4167974477"/>Conclusion and Recommendations<text:bookmark-end text:name="__RefHeading___Toc230_4167974477"/></text:h>
      <text:h text:style-name="P6" text:outline-level="1"><text:bookmark-start text:name="__RefHeading___Toc232_4167974477"/>Appendices<text:bookmark-end text:name="__RefHeading___Toc232_4167974477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65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7</text:page-number><text:s/><text:span text:style-name="MT1">of </text:span><text:span text:style-name="MT1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09:52:32.565801277</meta:creation-date>
    <meta:editing-duration>PT1H39M41S</meta:editing-duration>
    <meta:editing-cycles>3</meta:editing-cycles>
    <meta:generator>LibreOffice/6.3.6.2$Linux_X86_64 LibreOffice_project/30$Build-2</meta:generator>
    <dc:date>2020-06-28T13:13:02.260131779</dc:date>
    <meta:document-statistic meta:table-count="0" meta:image-count="0" meta:object-count="0" meta:page-count="7" meta:paragraph-count="14" meta:word-count="35" meta:character-count="240" meta:non-whitespace-character-count="219"/>
  </office:meta>
</office:document-meta>
</file>